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P70" style:parent-style-name="Listeafsnit" style:family="paragraph">
      <style:paragraph-properties fo:margin-bottom="0in" fo:line-height="100%"/>
      <style:text-properties fo:color="#FF0000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color="#FF0000"/>
    </style:style>
    <style:style style:name="P77" style:parent-style-name="Normal" style:family="paragraph">
      <style:paragraph-properties fo:margin-bottom="0in" fo:line-height="100%"/>
      <style:text-properties fo:color="#FF0000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FF0000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dater<text:s/>serie<text:s/>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datere et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 opdater 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 redigere i serie titel</text:p>
              </text:list-item>
              <text:list-item>
                <text:p text:style-name="P66">pa redigere i kursus titler</text:p>
              </text:list-item>
              <text:list-item>
                <text:p text:style-name="P67">pa tilføj kursus.</text:p>
              </text:list-item>
              <text:list-item>
                <text:p text:style-name="P68">pa vælger kursus fra liste</text:p>
              </text:list-item>
              <text:list-item>
                <text:p text:style-name="P69">Der trykkes på gem for at gemme den nye serie<text:s/>ændringer.</text:p>
              </text:list-item>
            </text:list>
            <text:p text:style-name="P70"/>
          </table:table-cell>
        </table:table-row>
        <table:table-row table:style-name="TableRow71">
          <table:table-cell table:style-name="TableCell72">
            <text:p text:style-name="P73">Alternate flow/</text:p>
            <text:p text:style-name="P74">Exceptions:</text:p>
          </table:table-cell>
          <table:table-cell table:style-name="TableCell75">
            <text:p text:style-name="P76">1a. Der bliver ikke ændret noget i serie titlen</text:p>
            <text:p text:style-name="P77">2a. der bliver ikke ændret noget i kursus titlen</text:p>
          </table:table-cell>
        </table:table-row>
        <table:table-row table:style-name="TableRow78">
          <table:table-cell table:style-name="TableCell79">
            <text:p text:style-name="P80">Post betingelser:</text:p>
          </table:table-cell>
          <table:table-cell table:style-name="TableCell81">
            <text:p text:style-name="P82">Kursus serie og kursus titler vises til brugeren.</text:p>
          </table:table-cell>
        </table:table-row>
        <table:table-row table:style-name="TableRow83">
          <table:table-cell table:style-name="TableCell84">
            <text:p text:style-name="P85">Author:</text:p>
          </table:table-cell>
          <table:table-cell table:style-name="TableCell86">
            <text:p text:style-name="P87">Nikolai Christiansen</text:p>
          </table:table-cell>
        </table:table-row>
        <table:table-row table:style-name="TableRow88">
          <table:table-cell table:style-name="TableCell89">
            <text:p text:style-name="P90">Revision &amp; Date:</text:p>
          </table:table-cell>
          <table:table-cell table:style-name="TableCell91">
            <text:p text:style-name="P92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38:00Z</meta:creation-date>
    <dc:date>2017-11-04T14:25:00Z</dc:date>
    <meta:template xlink:href="Normal" xlink:type="simple"/>
    <meta:editing-cycles>7</meta:editing-cycles>
    <meta:editing-duration>PT14340S</meta:editing-duration>
    <meta:document-statistic meta:page-count="1" meta:paragraph-count="1" meta:word-count="102" meta:character-count="728" meta:row-count="5" meta:non-whitespace-character-count="627"/>
  </office:meta>
</office:document-meta>
</file>